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a9cef" officeooo:paragraph-rsid="001a9cef"/>
    </style:style>
    <style:style style:name="P2" style:family="paragraph" style:parent-style-name="Text_20_body">
      <style:text-properties officeooo:rsid="001ba94c" officeooo:paragraph-rsid="001ba94c"/>
    </style:style>
    <style:style style:name="P3" style:family="paragraph" style:parent-style-name="Text_20_body">
      <style:text-properties officeooo:rsid="001d3028" officeooo:paragraph-rsid="001d3028"/>
    </style:style>
    <style:style style:name="P4" style:family="paragraph" style:parent-style-name="Text_20_body">
      <style:text-properties officeooo:rsid="001f26f6" officeooo:paragraph-rsid="001f26f6"/>
    </style:style>
    <style:style style:name="P5" style:family="paragraph" style:parent-style-name="Text_20_body">
      <style:text-properties officeooo:rsid="002174f0" officeooo:paragraph-rsid="002174f0"/>
    </style:style>
    <style:style style:name="P6" style:family="paragraph" style:parent-style-name="Text_20_body">
      <style:text-properties officeooo:rsid="00230227" officeooo:paragraph-rsid="00230227"/>
    </style:style>
    <style:style style:name="P7" style:family="paragraph" style:parent-style-name="Text_20_body">
      <style:text-properties officeooo:rsid="0023e4ba" officeooo:paragraph-rsid="0023e4ba"/>
    </style:style>
    <style:style style:name="P8" style:family="paragraph" style:parent-style-name="Text_20_body">
      <style:text-properties officeooo:rsid="00245ebb" officeooo:paragraph-rsid="00245ebb"/>
    </style:style>
    <style:style style:name="P9" style:family="paragraph" style:parent-style-name="Text_20_body">
      <style:text-properties officeooo:rsid="0025dfdc" officeooo:paragraph-rsid="0025dfdc"/>
    </style:style>
    <style:style style:name="P10" style:family="paragraph" style:parent-style-name="Text_20_body">
      <style:text-properties officeooo:rsid="002625cc" officeooo:paragraph-rsid="002625cc"/>
    </style:style>
    <style:style style:name="P11" style:family="paragraph" style:parent-style-name="Heading_20_2">
      <style:text-properties officeooo:paragraph-rsid="00230227"/>
    </style:style>
    <style:style style:name="P12" style:family="paragraph" style:parent-style-name="Title" style:master-page-name="MP0">
      <style:paragraph-properties style:page-number="auto" fo:break-before="page"/>
    </style:style>
    <style:style style:name="T1" style:family="text">
      <style:text-properties style:text-position="super 67%"/>
    </style:style>
    <style:style style:name="T2" style:family="text">
      <style:text-properties officeooo:rsid="00195df1"/>
    </style:style>
    <style:style style:name="T3" style:family="text">
      <style:text-properties officeooo:rsid="0019b2b7"/>
    </style:style>
    <style:style style:name="T4" style:family="text">
      <style:text-properties officeooo:rsid="001ba94c"/>
    </style:style>
    <style:style style:name="T5" style:family="text">
      <style:text-properties officeooo:rsid="001f26f6"/>
    </style:style>
    <style:style style:name="T6" style:family="text">
      <style:text-properties officeooo:rsid="0023e4ba"/>
    </style:style>
    <style:style style:name="T7" style:family="text">
      <style:text-properties officeooo:rsid="00245ebb"/>
    </style:style>
    <style:style style:name="T8" style:family="text">
      <style:text-properties officeooo:rsid="002625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Backgrounds and history</text:p>
      <text:h text:style-name="Heading_20_2" text:outline-level="2">Marrack's background</text:h>
      <text:p text:style-name="Text_20_body">Marrack was once a soldier in the experimental Thousand Tails regiment. It was an idea launched by General Rudolf in response to a lack of fighting men in the Empire's war against the Alliance. Marrack was recruited at a relatively young age from a sub-urban clan. One that had settled most of its scores with the humans and only practised light banditry as opposed to full on slaughter and enslavement. She had a keen skill with most weapons but was bored by the parochial nature of the clan and the surrounding areas of farmland. The opportunity to go touring with the Thousand Tails was one she jumped at.</text:p>
      <text:p text:style-name="Text_20_body">As the war progressed she found herself promoted several times. At first it was through the few levels of rank available to gnolls; then, due to some high level deaths she found herself grudging promoted to higher levels that were reserved for humans.</text:p>
      <text:p text:style-name="Text_20_body">The final battle and betrayal at Dillinger Keep saw hundreds of Thousand Tails troops killed firstly at the hands of the Alliance and then, when it became clear that there was no winning they were slaughtered by their own side.</text:p>
      <text:p text:style-name="Text_20_body">Marrack was one of the few that survived. On seeing the retreat turning into a killing field she lead her own squad in a suicide charge at the General. They were cut down by arrows. She herself took one to the chest but it miraculously did not hit anything vital. She feigned death until she could slip away under the cover of night.</text:p>
      <text:p text:style-name="Text_20_body">During this time in the Army she had a whirl-wind romance with a gnoll who came from the big city nearby. She was also a she.</text:p>
      <text:p text:style-name="Text_20_body">On returning to her old clan she discovered that during the war many of the old clans had been driven out of their territories- made understrength by the recruitments. The remaining clans were either the strong ones that did not turnover manpower or the banded together remains of the old clans. After being chased away by the local humans Marrack drifted on her own for a few weeks before being confronted with the old Riverwood clan. After killing a few of the toughest fighters she was made an offer to join the clan or die.</text:p>
      <text:p text:style-name="Text_20_body">Life in the old clan was brutal and rough but her toughness, skill and experience allowed her to rise through the ranks to become Arger's 1<text:span text:style-name="Default_20_Paragraph_20_Font"><text:span text:style-name="T1">st</text:span></text:span> lieutenant.</text:p>
      <text:h text:style-name="Heading_20_2" text:outline-level="2">Temesh's background</text:h>
      <text:p text:style-name="Text_20_body">Temesh grew up in one of the original Riverwood clans. She spent some time working with traders on the river. Their clan having discovered that they can't raid everything and that good weapons an armour can be bought for reasonable rates. She took her training from the traders there and learned the importance of a sharp tongue as well as a sharp sword. When the war came to Riverwood Temesh did not wish to join. She was sceptical of its cause and was even more sceptical of the apparent benefits to gnoll-kind that maybe be brought about after serving the empire. She was chided a little on her refusal however, when things began turning sour her choice did not seem so bad. </text:p>
      <text:p text:style-name="Text_20_body"><text:soft-page-break/>Her clan was the first to be hit as it was the most visible. Temesh was away by the river conducting a trade when the majority of the raid took place. She returned to find many of the clan dead or dying and a detachment of the Barron’s men. She managed to escape into the forest and was eventually picked up by survivors who bargained entry into Arger’s clan. She was recognised as one of the traders of her old clan and taken to Arger. She was given the task of territory negotiator. Arger’s main method of conquest and rulership was through violence but they could see that other methods were useful too, especially against equally matched foes. With her own life on the line she managed to discuss some fairly major <text:span text:style-name="T5">treaties</text:span> with a neighbouring gnoll clan and several orc tribes in the area. She met and got to know Marrack when she was brought into Arger’s inner circle. Marrack recognised the strengths of Temesh and respect grew into a tight friendship which eventually lead to a closer relationship. </text:p>
      <text:p text:style-name="Text_20_body">On the night of the takeover Temesh was one of the vocal opponents to the raid, knowing the diplomatic outcomes of such a raid. Marrack backed her up and they became the core of the opposition. After the fight she took charge of the clean-up operations and tried to start building diplomatic ties with <text:span text:style-name="T5">the</text:span> Barron. Her instigation of the families came out of the recognition that not every gnoll would thrive in a purely physical position. She also wanted to re-establish trade links with the river traders. She could not do everything herself so training up some help would be in everyone’s benefit.</text:p>
      <text:h text:style-name="Heading_20_2" text:outline-level="2"><text:span text:style-name="T2">Clarence's</text:span> background</text:h>
      <text:p text:style-name="Text_20_body">Clarence was adopted by a watchmaker in unusual circumstances. He was found one winter as a cub and taken to the local animal sanctuary but it was full so the watchmaker took him in temporarily. As things tend to work out he became attached to Clarence and decided to keep him. As he grew older the watchmaker was surprised to find him taking an interest in his work and eventually talking.</text:p>
      <text:p text:style-name="Text_20_body">The young Clarence had an erratic education between teachers as not many tolerated a gnoll in their class and those that did were eventually forced to remove him due to parental concerns. The watchmaker was forced to give Clarence an education himself. This was heavy on the mathematics and craftsmanship of watches. Getting him registered as an apprentice within the watchmaker’s guild was trouble too but it by now they were both used to trouble.</text:p>
      <text:p text:style-name="Text_20_body">As time went on Clarence became a competent watchmaker but it was clear that he was not going to become anything acceptable. The limitations of gnoll intellect erected barriers in his path of progress and he was unable to design a suitably complex masterpiece to complete his apprenticeship.</text:p>
      <text:p text:style-name="Text_20_body">Frustrated and wanting to seek his own path in life he left his adoptive father's shop to find work in a neighbouring town. Unable to find someone willing to hire a gnollish watchmaker he took to manual labour to make ends meet. It was during this time that he met and befriended a blacksmith. Clarence worked with him for some time as an assistant, learning some of the secrets of forging.</text:p>
      <text:p text:style-name="Text_20_body">The war with the Alliance had proven very profitable by way of weapon and armour manufacturing. Clarence even found his watchmaker skills used in a number of special commissions for war engines. He and his friend has grown wealthy with a large forge and a team of other smiths working for them. Once again, after a few years wanderlust set in and Clarence found himself seeking a new <text:soft-page-break/>place to settle. He sold his share in the business, bought a cart and horse and left with a few possessions to find what he could find.</text:p>
      <text:p text:style-name="Text_20_body">He spent some time as a travelling smith and odd jobber. Working mainly in the smaller and more remote villages and hamlets where the needing of a smith outweighed racial prejudice. His travels eventually brought him to the Barony of Riverwood. It wasn't exactly an accident however. In his letters to and from his father he had been told of an old friend that lived in Riverwood. The route from rich copper mines passed through the are and provided ample materials and transport for the specialist goods he made. The friend made clockwork mechanisms and Clarence was told he may be able to find work there, taking over the works when his friend retired.</text:p>
      <text:p text:style-name="Text_20_body">The workshop turned out to be a gunsmiths. Firearms were a new invention from overseas and only a few people knew how to make such items. With the war business was booming even in this remote area and his father's friend was more than willing to take Clarence on. Clarence loved it there. There was much opportunity to experiment with all kinds of mechanisms and designs.</text:p>
      <text:p text:style-name="Text_20_body">When the Thousand Tails recruiting parties came through Riverwood Clarence felt the old familiar stirrings of wanderlust again. But this time he was older, more mature. For starters he was a lot older than those they were looking to recruit. Secondly he found he could more effectively do his bit for them by focussing on constructing as many weapons as they could find orders for.</text:p>
      <text:p text:style-name="Text_20_body">Clarence for the most part managed to avoid much of the anti-beast race sentiment being as he was providing a very useful service and people saw him on a day to day bases. There were comments thrown around and the show windows were broken on occation but for the most part he found himself left alone. </text:p>
      <text:p text:style-name="Text_20_body">News of Arger’s clan came to Clarence and he was quick to distance himself from the ‘wild’ ones. T seemed that the more severely the Barron tried stamping them out the more savagely they struck back. He was sympathetic to them in a way but could not condone the raids and attacks they made. </text:p>
      <text:p text:style-name="Text_20_body">After the war the weapons market began to fall off. Clarence’s employer had to let him go due to lack of demand. Clarence was perfectly fine with this. He had put money aside and opened a general smithy and repair shop on the edge of the town. </text:p>
      <text:p text:style-name="Text_20_body">The news of the overthrow of Arger made Clarence smile. He had occasion to deal with some of the clan for the repairs of equipment. He would flat out refuse to repair or sell weapons but other tools were fine. He developed a dialogue with Temesh who inevitably would be the one to commission the work. He knew Temesh would make a fine leader. </text:p>
      <text:p text:style-name="Text_20_body">As couple of years later, the sense of wanderlust stirring again he closed his forge. It was not doing as well as it once was and he was getting old now. Instead of leaving the area he wrote to Temesh asking if she had a positions for someone like him. Clarence had never lived among his own kind before and he was extremely interested in how it would work out. </text:p>
      <text:p text:style-name="Text_20_body">Temesh came to see him in person to discuss his letter. She said that the clan would be more than willing to take in someone of his skill. He suggested that he could show them a few things and Temesh offered to open up another family for him to lead. Clarence came in and formed the Coppertails, the fourth and newest family. </text:p>
      <text:h text:style-name="Heading_20_2" text:outline-level="2"><text:soft-page-break/>Shana's background</text:h>
      <text:p text:style-name="Text_20_body">Shana <text:span text:style-name="T3">grew up in the same clan as Temesh, although they rarely moved in the same circles. Shana had always been both extremely compassionate and a good observer. This made her an efficient hunter and an excellent student of herbs and medicine. She very quickly learned all that the clans mystic could teach. Shana went off with the Thousand Tails regiment. She very quickly found her medical training came into use and soon after, became aware of how under trained she actually was. The regiment did not have any formal medical training or support roles but her and others in the regiment quickly formed an unofficial squad. They passed on training and knowledge that the others did not possess and helped each other cope with the medical requirements of the regiment. Because they were unofficial they were only allowed to carry out their medical capacity after they had been dismissed from their military duties. This meant that they would be forced to march past those in desperate need of medical attention and were put in the line of fire. Of the 21 medics that started out only 8 were left by the final battle. She managed to survive by running into the nearby forest with a small detachment of others. Shana then spent 14 months returning to Riverwood. She followed the surviving gnolls back to their respective clans and stayed some time to learn natural and medical wisdom from the clans mystic. She also learned over this time that the Thousand Tails regiment uniform and symbol were not welcome sites for both humans and gnolls. The regiment had been labelled as traitors by the Empire which removed any good-will from humans and they were seen as traitors or gullible idiots by the clans that were turned on by the Empire the regiment had gone out to fight for. </text:span></text:p>
      <text:p text:style-name="P1">The breastplate, breaches and cloak were eventually replaced with the short skirt and light clothing of a gnoll huntress <text:span text:style-name="T4">and the bags and tools of the gnoll herbalist. </text:span></text:p>
      <text:p text:style-name="P2">The return to Riverwood was an ignoble one. Despite <text:span text:style-name="T5">everything</text:span> she had <text:span text:style-name="T5">assumed</text:span> that her clan would have survived ans <text:span text:style-name="T5">would</text:span> welcome her back. Her <text:span text:style-name="T5">naivety</text:span> lead her to almost be captured/killed by boarder guards whom she openly walked up to. A week or so after moving back to the are and finding the den site abandoned and destroyed she was found and recognised by someone from the old clan while out <text:span text:style-name="T5">hunting.</text:span> She was <text:span text:style-name="T5">brought</text:span> to the <text:span text:style-name="T5">new</text:span> Riverw<text:span text:style-name="T5">oo</text:span>d clan. She had her case put forwards fro joining. She was a good hunter and a skilled medic. She was accepted on the news that she had spent <text:span text:style-name="T5">time</text:span> with other clans on the way. It <text:span text:style-name="T5">was</text:span> seen as useful <text:span text:style-name="T5">military</text:span> <text:span text:style-name="T5">information</text:span> if ever they needed to take them over <text:span text:style-name="T5">or</text:span> were <text:span text:style-name="T5">threatened.</text:span> Shana's first few <text:span text:style-name="T5">months</text:span> were hellish with a lot of bullying <text:span text:style-name="T5">and</text:span> resource hogging. </text:p>
      <text:p text:style-name="P3">Temesh recognised her and used her diplomatic abilities to try to provide her with more resources. Shana, <text:span text:style-name="T5">disgusted</text:span> at the way the clan was b<text:span text:style-name="T5">e</text:span>ing run under Arger. She spent a lot of her time away in the forest to explor<text:span text:style-name="T5">e and hone her herbalist and hunting abilities. </text:span></text:p>
      <text:p text:style-name="P4">After the takeover Shana fell under the command of Marrack as a teacher of archery. After a couple of years it became apparent that the split between Marrack and Temesh was not going to suite. There were those that did not match either. They were good hunters and some good herbalists but they were not necessarily good warriors. Shana was asked by Temesh to form her own family for those she could pass on her skills too. One where those with a differencing inclination could thrive. This is where the prospective Coppertails came from too. </text:p>
      <text:h text:style-name="Heading_20_2" text:outline-level="2"><text:soft-page-break/>Riverwood clan history</text:h>
      <text:p text:style-name="Text_20_body">There were once a number of clans that lived in the Riverwood area being is it was quite remote and provided plenty of food. They posed a hazard for lone travers and non-escorted trade caravans. Actual village raids were quite rare but did occur. The largest and most powerful clan was run by a brute called Arger. She had come down from one of the mountain clans, cased out with a few followers and took control of one of the Riverwood clans. That clan was the most violent and lead to the Baron having to send forces out to cull their numbers. <text:line-break/>The Thousand Tails did well for recruitment in the area as there were many young gnolls who were bored with the quiet rolling hills and forests. The urgency of the need to defend the Empire filtered through to the clans and a sort of unspoken truce was formed as they were all understrength and any form of conquest would be detrimental in the long run. <text:line-break/>The movements to expel the gnolls however put an imbalance in place where survival was the only thing that mattered. In a few bloody months Arger had conquered or killed the other surviving clan members and now commanded a single clan who was constantly under threat. This clan became a prominent feature of the area in the post-war era as the fortunes of the area decreased.</text:p>
      <text:p text:style-name="Text_20_body">Things came to a head one night when Arger proposed a raid on one of the largest villages to carry people off for food. There was reluctance to do this as such an action would surly bring down a heavy response. The clan was near starvation and so there was a split. The argument escalated and brought in any number of other grudges. Finally a small detachment possibly lead by Arger) set out to harvest the village. They are set upon and this causes a huge fight. Arger was killed in the subsequent fight.</text:p>
      <text:p text:style-name="Text_20_body">In the aftermath Temesh took command. She organised the restraint of other fighters and the rebuilding of the den site. With the help of Marrack they took control of the clan. The next day Temesh sought council with the Barron. She was persistent and eventually got an audience with him. She explained the change in management that had taken place over night and set out to negotiate supplies in exchange for heavy concessions. They were harsh concessions and were unpopular with the remaining clan but they ensured a share of food that would help see them through the winter. Part of the agreement meant having to move the den site away from the villages and main road. The rest of the winter was spent scouting out a new site and moving to it. At no point did Temesh declare leadership. It had been thought that Marrack would take it but she never took it. By the end of the winter Temesh had become leader by default. She finally accepted and then appointed Clarence and later Shana to their positions. The family system was instigated as a way to manage differences, allowing those with particular interests to follow those under the blessing of peers. The first of these formal families was the Coppertails. Clarence insisted on having a separate area for those that showed a particular mental as opposed to physical prowess. It stopped them from being trampled down by their more conventional peers.</text:p>
      <text:p text:style-name="Text_20_body">Over the next few years Temesh forged a good relationship with the Barron. They were contracted to watch the boarders and were allowed freedom to raid and pillage unregistered convoys, bandits and orcs. Temesh holds a seasonal meeting with the Barron and messengers are sent between the castle and den without fear of attack.</text:p>
      <text:h text:style-name="Heading_20_2" text:outline-level="2"><text:soft-page-break/>The Barron</text:h>
      <text:p text:style-name="P5">The baron is a pragmatic man. He is starting to age now, but he has always looked to govern his land with a sight to its long term prosperity. He holds the same prejudice against beast races that all of his kind do and used to send out hunting parties into the forests and surrounding lands to kill and maim as many as possible. He, as a rural baron was reluctant to accept new ideas and struggled to get around the idea of allowing gnolls to form a regiment where they would be armed and trained at the expense of the Empire. He was eventually persuaded, as were others that this was a perfect scheme to reduce the numbers of gnolls in the area; reduce the numbers of young and strong warriors that posed the greater risks. He leapt on the chance to drive off or destroy the reduced clans in the area but simply forced them together into one strong clan. Lacking more resources he was forced to leave the single clan to its own devices. </text:p>
      <text:p text:style-name="P6">When Temesh came to discuss a treaty with the baron he was reluctant to deal with her. She was one of the creatures that traditionally feed off of his people and whom he had hunted down. News reached him from independent sources about the battle at the clan den and he became more accepting to an audience with her. She was heavily guarded though. </text:p>
      <text:p text:style-name="P6">The initial meeting came down to business very quickly. Temesh, wounded and still bleeding in places was never the less dressed in exotic fineries. She wished to establish a business relationship between the clan and the baron. There was no talk of treaty or reparations or surrender, simply an offering of services and demands as payment. Nothing was decided upon but firm ideas were floated. </text:p>
      <text:p text:style-name="P6">The baron is always looking to defend his lands from the other barons in the area and further taxations from the Empire. He does worry for the future as his son is a lot more cosmopolitan and open to the ideas of bringing things in from the outside world. For good or ill. His son is attending a school for gentlemen in the heart of the Empire and has big plans for the future. He is not malicious but he is naive and keen and such things can lead him astray. </text:p>
      <text:p text:style-name="P6">The baron also has a daughter. She is a lot more shrewd than her older brother and the baron hopes that she can help guide her brothers decisions when he finally succeeds him. However there can be conflict between them and it is possible she will leave the barony. </text:p>
      <text:h text:style-name="P11" text:outline-level="2">Agreements with the Barron</text:h>
      <text:p text:style-name="Heading">Ambushing the unlicensed traders</text:p>
      <text:p text:style-name="P6">The primary agreement the Riverwood clan has with the baron is the patrol of the boarders for smugglers. The finances of the land are dependent mostly on the taxation of traders that pass through it, mainly from the copper mines. <text:span text:style-name="T6">In order to pass through the barony the traders must either have a prearranged license with the baron or hold a pass. Without either of these the caravan is fair game for the clan to raid and pillage if they pass through their territory. The clan, being of a more civilised nature these days tries to capture the smugglers and take them to the baron. However if they fight back then blood will be spilled. </text:span></text:p>
      <text:p text:style-name="Heading"><text:soft-page-break/>Fighting the orcs</text:p>
      <text:p text:style-name="P7">Gnolls are not the only beast races that have traditionally posed a threat to the barony. Orcs in the area raid villages, steal away livestock and <text:span text:style-name="T7">children.</text:span> The gnolls and orcs have also fought <text:span text:style-name="T7">each other</text:span> for time <text:span text:style-name="T7">immemorial</text:span> as they compete for the same resources in the same area. </text:p>
      <text:p text:style-name="P8">Temesh has tried to negotiate a form of treaty with them to reach a similar amicable arrangement has her own clan. However orcs are far too fractured to be negotiated with at any large level. The baron has put it upon the Riverwood clan to keep the villages safe from orc raids. Running the whole lot of them out of the area is somewhat impossible as there are far too many and more will simply move into the area to take up their place. </text:p>
      <text:p text:style-name="Heading">Keeping out other gnolls</text:p>
      <text:p text:style-name="P8">The baron allows the Riverwood clan to thrive under Temesh. However this clan is still an exception to his views. He will allow no other clans into the area and no other clans to break off from the primary one. To maintain good relations the Riverwood gnolls must keep the barony free of other clans. A hard task as the area can and once did maintain several separate clans. </text:p>
      <text:h text:style-name="Heading_20_2" text:outline-level="2">The Barony</text:h>
      <text:p text:style-name="P9">The lands known as the barony have been united under one ruler for the past four hundred years. The area has been in the Empire for the past 75. The empire is relatively new and the area was taken through negotiation rather than conquest. The baron at the time saw that the positive aspects of membership far outweighed the downsides. </text:p>
      <text:p text:style-name="P9">Before the barony was formed the area was ruled over by several leaders who ruled over primarily livestock farms. There was a myth of an empire that ruled not only the barony but many of the surrounding areas a thousand years ago. There is evidence of this in strange monuments and ruins found in the dark areas of the land. </text:p>
      <text:p text:style-name="P9">The gnolls moved into the area some 800 years ago when a fierce warlord marched a ten thousand strong army <text:span text:style-name="T8">across</text:span> the land. They were said to be the earthly embodiment of a deamon lord and had the <text:span text:style-name="T8">powers</text:span> of dark gods on their side. The ravening hoard swept across the land until they were faced down by a great wizard. </text:p>
      <text:p text:style-name="P9">Thousands of gnoll warriors were sent against him and he defeated them all. Finally the warlord fought the wizard in had to hand combat thinking him completely drained. The fight between the warlord and wizard went on for four days straight. Until the wizard, in his last act summoned up all his remaining powers to tear the warlord asunder. The final magical explosion destroyed both the wizard and many of the warlords followers. The land was rendered barren for a hundred years and the remaining gnolls fled, settling in small clans in many of the surrounding lands. </text:p>
      <text:p text:style-name="P10">The tale is still told to this day with a number of different spins. Many warning of toying with daemons and devils and unknown forces, others telling of the once great strength of gnoll kind. Still others were told warning of the destructive and evil force of gnolls. The saying that one has the strength of the warlord is a compliment in all gnoll societies. Some also point this out as to why gnolls have never been able to master magic and why this is their main fear and weakness. </text:p>
      <text:p text:style-name="P10"><text:soft-page-break/>The barony today is a mix of crop and livestock farming. It is dotted with many small villages and hamlets. There is a small town at the foot of the baron's castle. It is primarily a market town but also offers hospitality to the traders and travellers that use the main road through the area. About a quarter of the land is given over to the Riverwood forest where the Riverwood clan live. It is not as capitalised upon as other forests due to fear of the clan, orcs and lost magic and dark places within it. </text:p>
      <text:h text:style-name="Heading_20_2" text:outline-level="2">The Riverwood forest</text:h>
      <text:p text:style-name="Text_20_body"/>
      <text:h text:style-name="Heading_20_2" text:outline-level="2">The clan site</text:h>
      <text:p text:style-name="P10">The new clan site was taken over by Temesh almost immediately after the battle. She had known things may happen and so she had spent years surveying the area for possible den sites. She new that if the clan was going to have to leave behind its past then it must leave the area. </text:p>
      <text:p text:style-name="P10">The new den site had been inhabited by gnolls many years in the past and as such was suitably equipped with rooms and defensive areas. The old palisade walls were little more than rotted, fallen wood but the wall they once made was visible and it did not take long to have them replaced with fresh timber. </text:p>
      <text:p text:style-name="P10">The place had possibly once been a site for the Old Empire as there were remains of decoration in some of the caves. The old forge and arena were the most obvious giveaways though. The forge was nestled inside one of the opening on the cliff edge and was eqiped with smoke stacks carved into the rock and the rusty remains of an anvil. </text:p>
      <text:p text:style-name="P10">The arena is a mostly collapsed circular area with tierd seating. Marrack took it over almost immediately as a place to train warriors. </text:p>
      <text:p text:style-name="P10">A small rivulet emerges from the cliff face at one side and flows through the den site giving them access to fresh wa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Default_20_Paragraph_20_Font" style:display-name="Default Paragraph Font"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Windows_x86 LibreOffice_project/d50a87b2e514536ed401c18000dad4660b6a169e</meta:generator>
    <meta:creation-date>2015-04-26T17:09:00Z</meta:creation-date>
    <dc:date>2015-05-03T11:16:36.730000000</dc:date>
    <meta:editing-cycles>17</meta:editing-cycles>
    <meta:editing-duration>PT6H11M8S</meta:editing-duration>
    <meta:document-statistic meta:table-count="0" meta:image-count="0" meta:object-count="0" meta:page-count="8" meta:paragraph-count="67" meta:word-count="4505" meta:character-count="25020" meta:non-whitespace-character-count="20547"/>
    <meta:template xlink:type="simple" xlink:actuate="onRequest" xlink:title="" xlink:href="../Sidequests.odt/Normal.dotm"/>
  </office:meta>
</office:document-meta>
</file>